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581cm" svg:height="14.02cm" svg:x="10.842cm" svg:y="0.929cm">
            <draw:object draw:notify-on-update-of-ranges="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p4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Opt level</text:p>
          </table:table-cell>
          <table:table-cell table:style-name="ce2" office:value-type="string" calcext:value-type="string">
            <text:p>Sim TPS</text:p>
          </table:table-cell>
        </table:table-row>
        <table:table-row table:style-name="ro1">
          <table:table-cell office:value-type="string" calcext:value-type="string">
            <text:p>O0 + Sanitizers</text:p>
          </table:table-cell>
          <table:table-cell office:value-type="float" office:value="156.257" calcext:value-type="float">
            <text:p>156.257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527.418" calcext:value-type="float">
            <text:p>527.418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2446.211" calcext:value-type="float">
            <text:p>2446.21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2408.431" calcext:value-type="float">
            <text:p>2408.431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2475.213" calcext:value-type="float">
            <text:p>2475.213</text:p>
          </table:table-cell>
        </table:table-row>
        <table:table-row table:style-name="ro1">
          <table:table-cell office:value-type="string" calcext:value-type="string">
            <text:p>O3 + native tune + LTO</text:p>
          </table:table-cell>
          <table:table-cell office:value-type="float" office:value="2463.856" calcext:value-type="float">
            <text:p>2463.856</text:p>
          </table:table-cell>
        </table:table-row>
      </table:table>
      <table:table table:name="Sheet2" table:style-name="ta1">
        <table:shapes>
          <draw:frame draw:z-index="0" draw:style-name="gr1" draw:text-style-name="P1" svg:width="13.569cm" svg:height="10.227cm" svg:x="16.312cm" svg:y="0.54cm">
            <draw:object draw:notify-on-update-of-ranges="Sheet2.D2:Sheet2.D6 Sheet2.E1:Sheet2.E1 Sheet2.E2:Sheet2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57cm" svg:height="8.988cm" svg:x="1.15cm" svg:y="3.935cm">
            <draw:object draw:notify-on-update-of-ranges="Sheet2.A1:Sheet2.A1 Sheet2.A2:Sheet2.A6 Sheet2.B1:Sheet2.B1 Sheet2.B2:Sheet2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2" office:value-type="string" calcext:value-type="string">
            <text:p>Map size</text:p>
          </table:table-cell>
          <table:table-cell table:style-name="ce2" office:value-type="string" calcext:value-type="string">
            <text:p>Sim TPS</text:p>
          </table:table-cell>
          <table:table-cell/>
          <table:table-cell table:style-name="ce2" office:value-type="string" calcext:value-type="string">
            <text:p>Map area (pixels)</text:p>
          </table:table-cell>
          <table:table-cell table:style-name="ce2" office:value-type="string" calcext:value-type="string">
            <text:p>Sim TP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3.345" calcext:value-type="float">
            <text:p>1983.345</text:p>
          </table:table-cell>
          <table:table-cell/>
          <table:table-cell table:formula="of:=128*128" office:value-type="float" office:value="16384" calcext:value-type="float">
            <text:p>16384</text:p>
          </table:table-cell>
          <table:table-cell office:value-type="float" office:value="1983.345" calcext:value-type="float">
            <text:p>1983.34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48.564" calcext:value-type="float">
            <text:p>1748.564</text:p>
          </table:table-cell>
          <table:table-cell/>
          <table:table-cell table:formula="of:=256*256" office:value-type="float" office:value="65536" calcext:value-type="float">
            <text:p>65536</text:p>
          </table:table-cell>
          <table:table-cell office:value-type="float" office:value="1748.564" calcext:value-type="float">
            <text:p>1748.5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7.325" calcext:value-type="float">
            <text:p>357.325</text:p>
          </table:table-cell>
          <table:table-cell/>
          <table:table-cell table:formula="of:=512*512" office:value-type="float" office:value="262144" calcext:value-type="float">
            <text:p>262144</text:p>
          </table:table-cell>
          <table:table-cell office:value-type="float" office:value="357.325" calcext:value-type="float">
            <text:p>357.32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.758" calcext:value-type="float">
            <text:p>53.758</text:p>
          </table:table-cell>
          <table:table-cell/>
          <table:table-cell table:formula="of:=1024*1024" office:value-type="float" office:value="1048576" calcext:value-type="float">
            <text:p>1048576</text:p>
          </table:table-cell>
          <table:table-cell office:value-type="float" office:value="53.758" calcext:value-type="float">
            <text:p>53.75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627" calcext:value-type="float">
            <text:p>12.627</text:p>
          </table:table-cell>
          <table:table-cell/>
          <table:table-cell table:formula="of:=2048*2048" office:value-type="float" office:value="4194304" calcext:value-type="float">
            <text:p>4194304</text:p>
          </table:table-cell>
          <table:table-cell office:value-type="float" office:value="12.627" calcext:value-type="float">
            <text:p>12.627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2" office:value-type="string" calcext:value-type="string">
            <text:p>new area sizes</text:p>
          </table:table-cell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13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13"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13"/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3"/>
          <table:table-cell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22:03:50.818522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02:04:07.722707565</meta:creation-date>
    <dc:date>2022-11-12T22:07:18.741196095</dc:date>
    <meta:editing-duration>PT14H47M27S</meta:editing-duration>
    <meta:editing-cycles>45</meta:editing-cycles>
    <meta:generator>LibreOffice/6.4.7.2$Linux_X86_64 LibreOffice_project/40$Build-2</meta:generator>
    <meta:document-statistic meta:table-count="2" meta:cell-count="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82cm" svg:height="14.021cm" xlink:href=".." xlink:type="simple" chart:class="chart:bar" chart:style-name="ch1">
        <chart:title svg:x="6.892cm" svg:y="0.416cm" chart:style-name="ch2">
          <text:p>Optimisation level vs. simulation speed (map 4)</text:p>
        </chart:title>
        <chart:plot-area chart:style-name="ch3" table:cell-range-address="Sheet1.A2:Sheet1.B8" chart:data-source-has-labels="both" svg:x="1.472cm" svg:y="1.501cm" svg:width="21.639cm" svg:height="11.269cm">
          <chartooo:coordinate-region svg:x="2.485cm" svg:y="1.704cm" svg:width="20.481cm" svg:height="10.413cm"/>
          <chart:axis chart:dimension="x" chart:name="primary-x" chart:style-name="ch4" chartooo:axis-type="auto">
            <chartooo:date-scale/>
            <chart:title svg:x="10.826cm" svg:y="13.05cm" chart:style-name="ch5">
              <text:p>Optimisation method</text:p>
            </chart:title>
            <chart:categories table:cell-range-address="Sheet1.A3:Sheet1.A8"/>
          </chart:axis>
          <chart:axis chart:dimension="y" chart:name="primary-y" chart:style-name="ch6">
            <chart:title svg:x="0.451cm" svg:y="9.087cm" chart:style-name="ch7">
              <text:p>Simulation ticks per second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P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 + Sanitizers</text:p>
                <draw:g>
                  <svg:desc>Sheet1.A3:Sheet1.A8</svg:desc>
                </draw:g>
              </table:table-cell>
              <table:table-cell office:value-type="float" office:value="156.257">
                <text:p>156.257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O0</text:p>
              </table:table-cell>
              <table:table-cell office:value-type="float" office:value="527.418">
                <text:p>527.418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2446.211">
                <text:p>2446.211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2408.431">
                <text:p>2408.431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2475.213">
                <text:p>2475.213</text:p>
              </table:table-cell>
            </table:table-row>
            <table:table-row>
              <table:table-cell office:value-type="string">
                <text:p>O3 + native tune + LTO</text:p>
              </table:table-cell>
              <table:table-cell office:value-type="float" office:value="2463.856">
                <text:p>2463.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cm" svg:height="10.228cm" xlink:href=".." xlink:type="simple" chart:class="chart:scatter" chart:style-name="ch1">
        <chart:title svg:x="4.437cm" svg:y="0.34cm" chart:style-name="ch2">
          <text:p>Map area vs. sim TPS</text:p>
        </chart:title>
        <chart:plot-area chart:style-name="ch3" table:cell-range-address="Sheet2.D2:Sheet2.E6 Sheet2.E1:Sheet2.E1" chart:data-source-has-labels="row" svg:x="1.272cm" svg:y="1.349cm" svg:width="12.027cm" svg:height="7.704cm">
          <chartooo:coordinate-region svg:x="2.285cm" svg:y="1.551cm" svg:width="10.25cm" svg:height="6.849cm"/>
          <chart:axis chart:dimension="x" chart:name="primary-x" chart:style-name="ch4">
            <chart:title svg:x="5.249cm" svg:y="9.257cm" chart:style-name="ch5">
              <text:p>Map area (logarithmic pixels)</text:p>
            </chart:title>
          </chart:axis>
          <chart:axis chart:dimension="y" chart:name="primary-y" chart:style-name="ch6">
            <chart:title svg:x="0.451cm" svg:y="5.872cm" chart:style-name="ch7">
              <text:p>Sim TPS</text:p>
            </chart:title>
            <chart:grid chart:style-name="ch8" chart:class="major"/>
          </chart:axis>
          <chart:series chart:style-name="ch9" chart:values-cell-range-address="Sheet2.E2:Sheet2.E6" chart:label-cell-address="Sheet2.E1:Sheet2.E1" chart:class="chart:scatter">
            <chart:domain table:cell-range-address="Sheet2.D2:Sheet2.D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 TPS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2.D2:Sheet2.D6</svg:desc>
                </draw:g>
              </table:table-cell>
              <table:table-cell office:value-type="float" office:value="1983.345">
                <text:p>1983.345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1748.564">
                <text:p>1748.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57.325">
                <text:p>357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53.758">
                <text:p>53.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2.627">
                <text:p>12.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71cm" svg:height="8.989cm" xlink:href=".." xlink:type="simple" chart:class="chart:line" chart:style-name="ch1">
        <chart:title svg:x="2.117cm" svg:y="0.315cm" chart:style-name="ch2">
          <text:p>Map area vs simulation ticks per second</text:p>
        </chart:title>
        <chart:plot-area chart:style-name="ch3" table:cell-range-address="Sheet2.A1:Sheet2.B6" chart:data-source-has-labels="both" svg:x="1.252cm" svg:y="1.299cm" svg:width="11.068cm" svg:height="6.54cm">
          <chartooo:coordinate-region svg:x="2.265cm" svg:y="1.501cm" svg:width="9.672cm" svg:height="5.685cm"/>
          <chart:axis chart:dimension="x" chart:name="primary-x" chart:style-name="ch4" chartooo:axis-type="auto">
            <chartooo:date-scale/>
            <chart:title svg:x="5.014cm" svg:y="8.018cm" chart:style-name="ch5">
              <text:p>Square map size (pixels)</text:p>
            </chart:title>
            <chart:categories table:cell-range-address="Sheet2.A2:Sheet2.A6"/>
          </chart:axis>
          <chart:axis chart:dimension="y" chart:name="primary-y" chart:style-name="ch4">
            <chart:title svg:x="0.451cm" svg:y="6.521cm" chart:style-name="ch6">
              <text:p>Simulation ticks per second</text:p>
            </chart:title>
            <chart:grid chart:style-name="ch7" chart:class="major"/>
          </chart:axis>
          <chart:series chart:style-name="ch8" chart:values-cell-range-address="Sheet2.B2:Sheet2.B6" chart:label-cell-address="Sheet2.B1:Sheet2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P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2.A2:Sheet2.A6</svg:desc>
                </draw:g>
              </table:table-cell>
              <table:table-cell office:value-type="float" office:value="1983.345">
                <text:p>1983.345</text:p>
                <draw:g>
                  <svg:desc>Sheet2.B2:Sheet2.B6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748.564">
                <text:p>1748.56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57.325">
                <text:p>357.3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.758">
                <text:p>53.75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.627">
                <text:p>12.6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